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ac51" officeooo:paragraph-rsid="001aac51" style:font-size-asian="12.25pt" style:font-size-complex="14pt"/>
    </style:style>
    <style:style style:name="P2" style:family="paragraph" style:parent-style-name="Standard">
      <style:text-properties fo:font-size="14pt" officeooo:rsid="001bdff4" officeooo:paragraph-rsid="001bdff4" style:font-size-asian="12.25pt" style:font-size-complex="14pt"/>
    </style:style>
    <style:style style:name="P3" style:family="paragraph" style:parent-style-name="Standard">
      <style:text-properties fo:font-size="14pt" officeooo:rsid="001aac51" officeooo:paragraph-rsid="001aac51" style:font-size-asian="12.25pt" style:font-size-complex="14pt"/>
    </style:style>
    <style:style style:name="P4" style:family="paragraph" style:parent-style-name="Standard">
      <style:text-properties fo:font-size="14pt" officeooo:rsid="001e8b96" officeooo:paragraph-rsid="001e8b96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my first draft.</text:p>
      <text:p text:style-name="P1"/>
      <text:p text:style-name="P2">Now I’m gonna <text:s/>edit my first draft. Consider this my second draft.</text:p>
      <text:p text:style-name="P1"/>
      <text:p text:style-name="P4">As you can see, I’m making a lot of drafts but I don’t have make multiple files named “fantasy novel draft 1, fantasy novel draft 2 and so on..” I’m also able to see my last draft in github.. so if I think that my previous draft had some information I need but they are not in the current draft. I can easily download the last draft from github..pretty convenient, ain’t it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4:34:33.255705210</dc:date>
    <meta:editing-duration>PT3M45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3" meta:word-count="89" meta:character-count="469" meta:non-whitespace-character-count="382"/>
  </office:meta>
</office:document-meta>
</file>